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Noto Sans CJK HK1" svg:font-family="'Noto Sans CJK HK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7254e" style:font-name="Source Code Pro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7254e" style:font-name="Source Code Pro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config --global credential.helper cache</text:p>
      <text:p text:style-name="P1">git remote set-url origin https://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@github.com/ZeonlungPun/VariablesSelection.git</text:p>
      <text:p text:style-name="P1"/>
      <text:p text:style-name="P1">git push</text:p>
      <text:p text:style-name="P1"/>
      <text:p text:style-name="P1">git config --global user.email "<text:a xlink:type="simple" xlink:href="mailto:zeonlungpun@gmail.com" text:style-name="Internet_20_link" text:visited-style-name="Visited_20_Internet_20_Link">zeonlungpun@gmail.com</text:a>"</text:p>
      <text:p text:style-name="P1">git config --global user.name "PunZeonlung"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Noto Sans CJK HK1" svg:font-family="'Noto Sans CJK HK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HK" style:font-name-complex="Noto Sans CJK HK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HK" style:font-name-complex="Noto Sans CJK HK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HK" style:font-family-asian="'Noto Sans CJK HK'" style:font-family-generic-asian="system" style:font-pitch-asian="variable" style:font-size-asian="14pt" style:font-name-complex="Noto Sans CJK HK" style:font-family-complex="'Noto Sans CJK H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HK1" style:font-family-complex="'Noto Sans CJK HK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HK1" style:font-family-complex="'Noto Sans CJK H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HK1" style:font-family-complex="'Noto Sans CJK HK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5T16:08:08.488453280</meta:creation-date>
    <dc:date>2023-08-05T16:12:40.289117792</dc:date>
    <meta:editing-duration>PT1M4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5" meta:word-count="25" meta:character-count="321" meta:non-whitespace-character-count="304"/>
  </office:meta>
</office:document-meta>
</file>